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1"/>
    </style:style>
    <style:style style:name="T4" style:family="text">
      <style:text-properties style:text-underline-style="solid" style:text-underline-width="auto" style:text-underline-color="font-color" fo:font-weight="bold"/>
    </style:style>
    <style:style style:name="T5" style:family="text">
      <style:text-properties fo:color="#800000" style:font-name="Verdana1" fo:font-size="14pt" style:text-underline-style="solid" style:text-underline-width="auto" style:text-underline-color="font-color" fo:font-weight="bold"/>
    </style:style>
    <style:style style:name="T6" style:family="text">
      <style:text-properties fo:color="#800000" style:font-name="Verdana1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Hamburger Stroganoff</text:span><text:line-break/>Crystal Miller </text:p>
      <text:p text:style-name="Standard"><text:line-break/>2 lbs. hamburger<text:line-break/>1 medium onion, chopped<text:line-break/>1 c chopped mushrooms or 1 can of mushrooms<text:line-break/>6T butter<text:line-break/>6T whole wheat pastry flour<text:line-break/>2 t salt<text:line-break/>1 chicken bullion cube<text:line-break/>2 t chopped garlic<text:line-break/>1 t dried parsley<text:line-break/>2 ½ c milk<text:line-break/>2 c sour cream<text:line-break/>Hot cooked noodles, as many as needed<text:line-break/><text:line-break/>In a large pot cook hamburger, onions and mushrooms until meat is no longer pink and the onions and mushrooms are cooked. Add butter, flour and spices and mix and cook a minute or so longer. Add milk all at once. Cook and stir until mixture thickens and comes to a boil. Remove from heat and add sour cream.<text:line-break/><text:line-break/>Serve over hot noodle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3:34:55.93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2" meta:word-count="120" meta:character-count="627"/>
  </office:meta>
</office:document-meta>
</file>